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Contents_20_2">
      <style:paragraph-properties>
        <style:tab-stops>
          <style:tab-stop style:position="0cm"/>
        </style:tab-stops>
      </style:paragraph-properties>
    </style:style>
    <style:style style:name="P15" style:family="paragraph" style:parent-style-name="Heading_20_TOC" style:master-page-name="Index">
      <style:paragraph-properties style:page-number="1"/>
    </style:style>
    <style:style style:name="P16" style:family="paragraph" style:parent-style-name="Standard" style:master-page-name="Index">
      <style:paragraph-properties style:page-number="auto"/>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8"/>
      <text:p text:style-name="P10">version 1.3.13</text:p>
      <text:p text:style-name="P9">Mozilla Thunderbird Configuration Guide</text:p>
      <text:p text:style-name="P4"/>
      <text:p text:style-name="P16">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3 – March 2012</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4">Mozilla Thunderbird <text:s text:c="2"/><text:tab/>4</text:p>
          <text:p text:style-name="P14">Mozilla Lightning <text:s text:c="2"/><text:tab/>4</text:p>
          <text:p text:style-name="P14">SOGo Connector and SOGo Integrator <text:s text:c="2"/><text:tab/>5</text:p>
          <text:p text:style-name="P13">Chapter 4<text:tab/>SOGo Integrator Customization <text:s text:c="2"/><text:tab/>6</text:p>
          <text:p text:style-name="P14">Customization <text:s text:c="2"/><text:tab/>6</text:p>
          <text:p text:style-name="P13">Chapter 5<text:tab/>SOGo Update Server <text:s text:c="2"/><text:tab/>8</text:p>
          <text:p text:style-name="P14">Installation <text:s text:c="2"/><text:tab/>8</text:p>
          <text:p text:style-name="P14">Configuration <text:s text:c="2"/><text:tab/>8</text:p>
          <text:p text:style-name="P13">Chapter 6<text:tab/>Additional Information <text:s text:c="2"/><text:tab/>11</text:p>
          <text:p text:style-name="P13">Chapter 7<text:tab/>Commercial Support and Contact Information <text:s text:c="2"/><text:tab/>12</text:p>
        </text:index-body>
      </text:table-of-content>
      <text:p text:style-name="Standard"/>
      <text:h text:style-name="P17"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13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8"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and 10 ESR (Extended Support Release) are supported but it is recommend to use the version 10 ESR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10 ESR of Thunderbird, you can use the latest official release of Mozilla Lightning (version 1.2.x). In order to install Mozilla Lightning, select <text:span text:style-name="Emphasis">Add-Ons</text:span> from <text:span text:style-name="T7">the </text:span><text:span text:style-name="Emphasis">Tools</text:span><text:span text:style-name="T7"> menu. You'll find Lightning under the </text:span><text:span text:style-name="Emphasis">Get Add-ons</text:span><text:span text:style-name="T7"> tab</text:span>.</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and 10 ESR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8"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8"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1.0, you would have :</text:p>
      <text:p text:style-name="Code">$plugins </text:p>
      <text:p text:style-name="Code">= array( "sogo-connector@inverse.ca"</text:p>
      <text:p text:style-name="Code"><text:s text:c="9"/>=&gt; array( "application" =&gt; "thunderbird",</text:p>
      <text:p text:style-name="Code"><text:s text:c="19"/>"version" =&gt; "3.109",</text:p>
      <text:p text:style-name="Code"><text:s text:c="19"/>"filename" =&gt; "sogo-connector-3.109.xpi" ),</text:p>
      <text:p text:style-name="Code"><text:s text:c="9"/>"sogo-integrator@inverse.ca"</text:p>
      <text:p text:style-name="Code"><text:s text:c="9"/>=&gt; array( "application" =&gt; "thunderbird",</text:p>
      <text:p text:style-name="Code"><text:s text:c="19"/>"version" =&gt; "3.109",</text:p>
      <text:p text:style-name="Code"><text:s text:c="19"/>"filename" =&gt; "sogo-integrator-3.109-sogo-demo.xpi" ),</text:p>
      <text:p text:style-name="Code"><text:s text:c="9"/>"{e2fda1a4-762b-4020-b5ad-a41df1933103}"</text:p>
      <text:p text:style-name="Code"><text:s text:c="9"/>=&gt; array( "application" =&gt; "thunderbird",</text:p>
      <text:p text:style-name="Code"><text:s text:c="19"/>"version" =&gt; "1.0b2.109i",</text:p>
      <text:p text:style-name="Code"><text:s text:c="19"/>"filename" =&gt; "lightning-1.0b2.109i.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Code">Darwin_x86-gcc3/lightning-1.0b2-109i.xpi</text:p>
      <text:p text:style-name="Code">Linux_x86-gcc3/lightning-1.0b2-109i.xpi</text:p>
      <text:p text:style-name="Code">Linux_x86_64-gcc3/lightning-1.0b2-109i.xpi</text:p>
      <text:p text:style-name="Code">WINNT_x86-msvc/lightning-1.0b2-109i.xpi<text:line-break/></text:p>
      <text:p text:style-name="P7">If you eventually want to disable an extension, that is, without removing it from your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2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7e68ba2-a744ebf-1f241b7-c506db1-7d53735</meta:generator>
    <meta:creation-date>2008-10-24T09:42:32</meta:creation-date>
    <meta:editing-cycles>128</meta:editing-cycles>
    <meta:editing-duration>P1DT2H20M45S</meta:editing-duration>
    <dc:date>2012-03-16T11:09:57</dc:date>
    <dc:creator>Francis </dc:creator>
    <meta:document-statistic meta:table-count="0" meta:image-count="2" meta:object-count="0" meta:page-count="14" meta:paragraph-count="157" meta:word-count="1746" meta:character-count="12529" meta:non-whitespace-character-count="10745"/>
    <meta:user-defined meta:name="Info 1"/>
    <meta:user-defined meta:name="Info 2"/>
    <meta:user-defined meta:name="Info 3"/>
    <meta:user-defined meta:name="Info 4"/>
  </office:meta>
</office:document-meta>
</file>